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o_20_2">
      <style:paragraph-properties fo:text-align="center" style:justify-single-word="false"/>
    </style:style>
    <style:style style:name="P5" style:family="paragraph" style:parent-style-name="Texto_20_2">
      <style:paragraph-properties fo:text-align="start" style:justify-single-word="false"/>
    </style:style>
    <style:style style:name="P6" style:family="paragraph" style:parent-style-name="Texto_20_2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o_20_2">
      <style:text-properties fo:font-weight="bold" style:font-weight-asian="bold" style:font-weight-complex="bold"/>
    </style:style>
    <style:style style:name="P8" style:family="paragraph" style:parent-style-name="Text">
      <style:paragraph-properties fo:text-align="center" style:justify-single-word="false"/>
    </style:style>
    <style:style style:name="P9" style:family="paragraph" style:parent-style-name="Text">
      <style:text-properties style:font-name="Tahoma4"/>
    </style:style>
    <style:style style:name="P10" style:family="paragraph" style:parent-style-name="Texto_20_1">
      <style:paragraph-properties fo:text-align="start" style:justify-single-word="false" fo:break-before="page"/>
    </style:style>
    <style:style style:name="P11" style:family="paragraph" style:parent-style-name="Texto_20_5">
      <style:paragraph-properties fo:margin-left="0cm" fo:margin-right="0cm" fo:text-indent="0cm" style:auto-text-indent="false"/>
    </style:style>
    <style:style style:name="P12" style:family="paragraph" style:parent-style-name="Texto_20_1">
      <style:paragraph-properties fo:margin-left="0cm" fo:margin-right="0cm" fo:text-indent="0cm" style:auto-text-indent="false"/>
    </style:style>
    <style:style style:name="P13" style:family="paragraph" style:parent-style-name="Texto_20_7">
      <style:paragraph-properties fo:text-align="start" style:justify-single-word="false"/>
    </style:style>
    <style:style style:name="P14" style:family="paragraph" style:parent-style-name="Texto_20_7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Standard">
      <style:paragraph-properties fo:margin-left="2.028cm" fo:margin-right="0cm" fo:text-indent="0cm" style:auto-text-indent="false"/>
    </style:style>
    <style:style style:name="P17" style:family="paragraph" style:parent-style-name="Text">
      <style:paragraph-properties fo:margin-left="2.028cm" fo:margin-right="0cm" fo:margin-top="0cm" fo:margin-bottom="0cm" fo:text-indent="0cm" style:auto-text-indent="false"/>
    </style:style>
    <style:style style:name="P18" style:family="paragraph" style:parent-style-name="Text">
      <style:paragraph-properties fo:margin-left="2.028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Text">
      <style:paragraph-properties fo:margin-left="1.97cm" fo:margin-right="0cm" fo:margin-top="0cm" fo:margin-bottom="0cm" fo:text-indent="0cm" style:auto-text-indent="false"/>
    </style:style>
    <style:style style:name="P20" style:family="paragraph" style:parent-style-name="Text">
      <style:paragraph-properties fo:margin-left="1.97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ext_20_body" style:list-style-name="L3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" style:list-style-name="WW8Num1">
      <style:paragraph-properties fo:margin-top="0cm" fo:margin-bottom="0cm"/>
    </style:style>
    <style:style style:name="P29" style:family="paragraph" style:parent-style-name="Text" style:list-style-name="WW8Num2">
      <style:paragraph-properties fo:margin-top="0cm" fo:margin-bottom="0cm"/>
    </style:style>
    <style:style style:name="P30" style:family="paragraph" style:parent-style-name="Texto_20_7" style:list-style-name="L1"/>
    <style:style style:name="P31" style:family="paragraph" style:parent-style-name="Texto_20_7" style:list-style-name="L2"/>
    <style:style style:name="P32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✗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✗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✗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✗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✗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✗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✗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✗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✗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Visión</text:h>
      <text:h text:style-name="Heading_20_2" text:outline-level="2">Introducción</text:h>
      <text:p text:style-name="Texto_20_7">Prevemos una aplicación web de mesa de ayuda (Help Desk) interactiva para brindar ayuda a usuarios del paquete OpenOffice, que soporte diferentes perfiles de usuarios según su responsabilidad que puedan interactuar simultáneamente, en vivo y de manera diferida, y que brinde información histórica útil para los administradores de la empresa.</text:p>
      <text:h text:style-name="Heading_20_2" text:outline-level="2">Personal involucrado</text:h>
      <text:h text:style-name="Heading_20_3" text:outline-level="3">Usuarios del sistema</text:h>
      <text:list xml:id="list124749716" text:style-name="L3">
        <text:list-item>
          <text:p text:style-name="P23">Usuario</text:p>
        </text:list-item>
        <text:list-item>
          <text:p text:style-name="P23">Operador</text:p>
        </text:list-item>
        <text:list-item>
          <text:p text:style-name="P23">Auditor</text:p>
        </text:list-item>
      </text:list>
      <text:h text:style-name="Heading_20_3" text:outline-level="3">Objetivos de alto nivel</text:h>
      <text:list xml:id="list1082661343" text:style-name="L5">
        <text:list-item>
          <text:p text:style-name="P24">Respuesta rápida y eficiente a los consultas de los usuarios</text:p>
        </text:list-item>
        <text:list-item>
          <text:p text:style-name="P24">Seguimiento del trabajo realizado por los operadores</text:p>
        </text:list-item>
        <text:list-item>
          <text:p text:style-name="P24">Fácil acceso a la información histórica generada por el sistema</text:p>
        </text:list-item>
        <text:list-item>
          <text:p text:style-name="P24">Control del acceso de las funciones y la información en función de usuarios</text:p>
        </text:list-item>
        <text:list-item>
          <text:p text:style-name="P24">Soporte en vivo y de manera simultanea para diferentes usuarios</text:p>
        </text:list-item>
      </text:list>
      <text:h text:style-name="Heading_20_3" text:outline-level="3">Objetivos de nivel de usuario</text:h>
      <text:list xml:id="list1886263204" text:style-name="L6">
        <text:list-item>
          <text:p text:style-name="P25">Usuario: realizar consultas</text:p>
        </text:list-item>
        <text:list-item>
          <text:p text:style-name="P25">Operador: responder consultas, buscar información histórica</text:p>
        </text:list-item>
        <text:list-item>
          <text:p text:style-name="P25">Auditor: controlar el trabajo de los operadores, controlar el seguimiento de las consultas</text:p>
        </text:list-item>
      </text:list>
      <text:h text:style-name="Heading_20_2" text:outline-level="2">Visión general del producto</text:h>
      <text:h text:style-name="Heading_20_3" text:outline-level="3">Perspectiva del producto</text:h>
      <text:p text:style-name="Text_20_body">(Diagrama de contexto)</text:p>
      <text:p text:style-name="Text_20_body"/>
      <text:h text:style-name="Heading_20_2" text:outline-level="2"><text:soft-page-break/>Resumen de las características del sistema</text:h>
      <text:list xml:id="list1785316580" text:style-name="L7">
        <text:list-item>
          <text:p text:style-name="P26">Alta automática, baja y modificación de usuarios, auto gestionada</text:p>
        </text:list-item>
        <text:list-item>
          <text:p text:style-name="P26">Confirmación de alta por parte de los operadores</text:p>
        </text:list-item>
        <text:list-item>
          <text:p text:style-name="P26">Identificación de univoca de usuarios, con diferenciación de niveles de acceso para operadores, auditores y usuarios</text:p>
        </text:list-item>
        <text:list-item>
          <text:p text:style-name="P26">Planteo de consultas por parte de los usuarios, con posibilidad de clasificación y adjuntado de imágenes, y de hacerlas en tiempo real o diferido</text:p>
        </text:list-item>
        <text:list-item>
          <text:p text:style-name="P26">Respuesta a las consultas en vivo o de manera diferida por parte de los operadores</text:p>
        </text:list-item>
        <text:list-item>
          <text:p text:style-name="P26">Consultas personalizadas sobre los históricos de consultas</text:p>
        </text:list-item>
        <text:list-item>
          <text:p text:style-name="P26">Visualización de datos estadísticas y logs de trabajo de lo operadores, por parte de los auditores</text:p>
        </text:list-item>
        <text:list-item>
          <text:p text:style-name="P26">Posibilidad de trabajo multiusuario</text:p>
        </text:list-item>
      </text:list>
      <text:h text:style-name="Heading_20_2" text:outline-level="2">Otros requisitos y restricciones</text:h>
      <text:list xml:id="list2002332748" text:style-name="L8">
        <text:list-item>
          <text:p text:style-name="P27">El sistema se debe mostrar por una interfaz web</text:p>
        </text:list-item>
        <text:list-item>
          <text:p text:style-name="P27">Se debe implementar utilizando el patrón MVC</text:p>
        </text:list-item>
        <text:list-item>
          <text:p text:style-name="P27">Cada usuario debe registrar una cuenta de correo válida</text:p>
        </text:list-item>
        <text:list-item>
          <text:p text:style-name="P27">Las respuestas en vivo se deben poder realizar por medio de un chat</text:p>
        </text:list-item>
        <text:list-item>
          <text:p text:style-name="P27">Las respuesta en diferido se deben hacer por <text:s/>la interfaz web del sistema, y su respuesta se debe poder visualizar de la misma manera o por correo electrónico (simultáneamente)</text:p>
        </text:list-item>
        <text:list-item>
          <text:p text:style-name="P27">Se debe proporcionar un punto de acceso a la ayuda, además de ayuda contextual en diferentes puntos de la aplicación</text:p>
        </text:list-item>
        <text:list-item>
          <text:p text:style-name="P27">Las consultas que no puedan ser respondidas inmediatamente, deben poder ser marcadas como en espera</text:p>
        </text:list-item>
        <text:list-item>
          <text:p text:style-name="P27">La información histórica y estadística debe mostrarse de manera paginada</text:p>
        </text:list-item>
        <text:list-item>
          <text:p text:style-name="P27">Se deben mostrar mensajes de alerta antes de cerrar un formulario con cambios que han sido guardados</text:p>
        </text:list-item>
        <text:list-item>
          <text:p text:style-name="P27">Para la seguridad, se deben usar sesiones web y claves encriptadas en las interfaces y en la base de datos</text:p>
        </text:list-item>
        <text:list-item>
          <text:p text:style-name="P27">La interfaz gráfica debe poseer una interfaz amigable y eficiente, con estilo similar al paquete Open Office</text:p>
        </text:list-item>
        <text:list-item>
          <text:p text:style-name="P27">La velocidad de navegación por el sitio debe ser acep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6-17T21:16:21</meta:creation-date>
    <meta:editing-cycles>3</meta:editing-cycles>
    <meta:editing-duration>PT00H08M52S</meta:editing-duration>
    <dc:title>comp av</dc:title>
    <dc:date>2010-06-17T22:31:22</dc:date>
    <meta:document-statistic meta:table-count="0" meta:image-count="0" meta:object-count="0" meta:page-count="2" meta:paragraph-count="44" meta:word-count="468" meta:character-count="2837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6-17T21:16:21"/>
  </office:meta>
</office:document-meta>
</file>